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rrosion" style:family="table" style:master-page-name="пр2">
      <style:table-properties style:width="17cm" style:page-number="1" table:align="margins"/>
    </style:style>
    <style:style style:name="Corrosion.A" style:family="table-column">
      <style:table-column-properties style:column-width="3.09cm" style:rel-column-width="1752*"/>
    </style:style>
    <style:style style:name="Corrosion.B" style:family="table-column">
      <style:table-column-properties style:column-width="5.904cm" style:rel-column-width="3347*"/>
    </style:style>
    <style:style style:name="Corrosion.C" style:family="table-column">
      <style:table-column-properties style:column-width="4.267cm" style:rel-column-width="2419*"/>
    </style:style>
    <style:style style:name="Corrosion.D" style:family="table-column">
      <style:table-column-properties style:column-width="1.79cm" style:rel-column-width="1015*"/>
    </style:style>
    <style:style style:name="Corrosion.E" style:family="table-column">
      <style:table-column-properties style:column-width="1.949cm" style:rel-column-width="1105*"/>
    </style:style>
    <style:style style:name="Corros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rrosion.D1" style:family="table-cell">
      <style:table-cell-properties fo:padding="0.097cm" fo:border="0.002cm solid #000000"/>
    </style:style>
    <style:style style:name="Corrosion.D2" style:family="table-cell">
      <style:table-cell-properties fo:padding="0.097cm" fo:border-left="0.002cm solid #000000" fo:border-right="none" fo:border-top="none" fo:border-bottom="0.002cm solid #000000"/>
    </style:style>
    <style:style style:name="Corrosio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0.148cm"/>
          <style:tab-stop style:position="2.383cm" style:type="right"/>
        </style:tab-stops>
      </style:paragraph-properties>
      <style:text-properties style:font-name="Arial1" fo:font-size="9pt" fo:language="en" fo:country="US" style:text-underline-style="solid" style:text-underline-width="auto" style:text-underline-color="font-color" fo:font-weight="normal" style:font-size-asian="9pt" style:font-weight-asian="normal" style:font-name-complex="Arial2" style:font-size-complex="9pt" style:font-weight-complex="normal"/>
    </style:style>
    <style:style style:name="P2" style:family="paragraph" style:parent-style-name="Standard">
      <style:paragraph-properties loext:contextual-spacing="false" fo:margin-top="0cm" fo:margin-bottom="0cm" fo:line-height="100%"/>
      <style:text-properties style:font-name="Arial1" fo:font-size="10pt" style:font-size-asian="10pt" style:font-name-complex="Arial2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style:font-name="Arial1" fo:font-size="10pt" fo:language="en" fo:country="US" style:font-size-asian="10pt" style:font-name-complex="Arial2"/>
    </style:style>
    <style:style style:name="P4" style:family="paragraph" style:parent-style-name="Standard">
      <style:paragraph-properties loext:contextual-spacing="false" fo:margin-top="0cm" fo:margin-bottom="0cm" fo:line-height="100%">
        <style:tab-stops>
          <style:tab-stop style:position="2.619cm" style:type="right"/>
        </style:tab-stops>
      </style:paragraph-properties>
      <style:text-properties style:font-name="Arial1" fo:font-size="10pt" style:text-underline-style="solid" style:text-underline-width="auto" style:text-underline-color="font-color" style:font-size-asian="10pt" style:font-name-complex="Arial2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0.309cm"/>
          <style:tab-stop style:position="4.489cm" style:type="right"/>
        </style:tab-stops>
      </style:paragraph-properties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4.001cm"/>
          <style:tab-stop style:position="8.001cm"/>
          <style:tab-stop style:position="12.002cm"/>
        </style:tab-stops>
      </style:paragraph-properties>
      <style:text-properties fo:color="#000000" style:font-name="Arial1" fo:font-size="9pt" fo:language="en" fo:country="US" fo:font-style="normal" fo:font-weight="normal" fo:background-color="transparent" style:font-size-asian="9pt" style:font-style-asian="normal" style:font-weight-asian="normal" style:font-name-complex="Arial2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loext:contextual-spacing="false" fo:margin-top="0cm" fo:margin-bottom="0cm" fo:line-height="100%"/>
      <style:text-properties style:font-name="Arial1" fo:font-size="9pt" fo:language="en" fo:country="US" style:font-size-asian="9pt" style:font-name-complex="Arial2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Arial1" fo:font-size="9pt" fo:language="en" fo:country="US" style:font-size-asian="9pt" style:font-name-complex="Arial2" style:font-size-complex="9pt"/>
    </style:style>
    <style:style style:name="T1" style:family="text">
      <style:text-properties style:font-name="Arial1" fo:font-size="10pt" style:text-underline-style="solid" style:text-underline-width="auto" style:text-underline-color="font-color" style:font-size-asian="10pt" style:font-name-complex="Arial2"/>
    </style:style>
    <style:style style:name="T2" style:family="text">
      <style:text-properties fo:color="#000000" style:font-name="Arial1" fo:font-size="10pt" fo:language="en" fo:country="US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rrosion" table:style-name="Corrosion">
        <table:table-column table:style-name="Corrosion.A"/>
        <table:table-column table:style-name="Corrosion.B"/>
        <table:table-column table:style-name="Corrosion.C"/>
        <table:table-column table:style-name="Corrosion.D"/>
        <table:table-column table:style-name="Corrosion.E"/>
        <table:table-row>
          <table:table-cell table:style-name="Corrosion.A1" table:number-rows-spanned="2" office:value-type="string">
            <text:p text:style-name="P8">Column1</text:p>
          </table:table-cell>
          <table:table-cell table:style-name="Corrosion.A1" table:number-rows-spanned="2" office:value-type="string">
            <text:p text:style-name="P8">Column2</text:p>
          </table:table-cell>
          <table:table-cell table:style-name="Corrosion.A1" table:number-rows-spanned="2" office:value-type="string">
            <text:p text:style-name="P8">Column3</text:p>
          </table:table-cell>
          <table:table-cell table:style-name="Corrosion.D1" table:number-columns-spanned="2" office:value-type="string">
            <text:p text:style-name="P8">Column4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Corrosion.D2" office:value-type="string">
            <text:p text:style-name="P8">Column4.1</text:p>
          </table:table-cell>
          <table:table-cell table:style-name="Corrosion.E2" office:value-type="string">
            <text:p text:style-name="P8">Column 4.2</text:p>
          </table:table-cell>
        </table:table-row>
        <table:table-row>
          <table:table-cell table:style-name="Corrosion.D2" office:value-type="string">
            <text:p text:style-name="P6">${number}</text:p>
          </table:table-cell>
          <table:table-cell table:style-name="Corrosion.D2" office:value-type="string">
            <text:p text:style-name="P6">${dispositionRus}</text:p>
            <text:p text:style-name="P6">${dispositionEng}</text:p>
          </table:table-cell>
          <table:table-cell table:style-name="Corrosion.D2" office:value-type="string">
            <text:p text:style-name="P6">${decrease}</text:p>
          </table:table-cell>
          <table:table-cell table:style-name="Corrosion.D2" office:value-type="string">
            <text:p text:style-name="P6">${gCor}</text:p>
          </table:table-cell>
          <table:table-cell table:style-name="Corrosion.E2" office:value-type="string">
            <text:p text:style-name="P6">${uCor}</text:p>
          </table:table-cell>
        </table:table-row>
      </table:table>
      <text:p text:style-name="Standard"><text:bookmark text:name="пр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8" style:family="table">
      <style:table-properties fo:margin-top="0cm" fo:margin-bottom="0cm" table:align="margins" style:writing-mode="lr-tb"/>
    </style:style>
    <style:style style:name="Таблица8.A" style:family="table-column">
      <style:table-column-properties style:rel-column-width="5228*"/>
    </style:style>
    <style:style style:name="Таблица8.B" style:family="table-column">
      <style:table-column-properties style:rel-column-width="6248*"/>
    </style:style>
    <style:style style:name="Таблица8.C" style:family="table-column">
      <style:table-column-properties style:rel-column-width="20779*"/>
    </style:style>
    <style:style style:name="Таблица8.D" style:family="table-column">
      <style:table-column-properties style:rel-column-width="7459*"/>
    </style:style>
    <style:style style:name="Таблица8.E" style:family="table-column">
      <style:table-column-properties style:rel-column-width="9621*"/>
    </style:style>
    <style:style style:name="Таблица8.F" style:family="table-column">
      <style:table-column-properties style:rel-column-width="4909*"/>
    </style:style>
    <style:style style:name="Таблица8.G" style:family="table-column">
      <style:table-column-properties style:rel-column-width="11291*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Таблица8.C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loext:contextual-spacing="false" fo:margin-top="0cm" fo:margin-bottom="0cm" fo:line-height="100%"/>
      <style:text-properties style:font-name="Arial1" fo:font-size="10pt" style:font-size-asian="10pt" style:font-name-complex="Arial2"/>
    </style:style>
    <style:style style:name="MP2" style:family="paragraph" style:parent-style-name="Standard">
      <style:paragraph-properties loext:contextual-spacing="false" fo:margin-top="0cm" fo:margin-bottom="0cm" fo:line-height="100%"/>
      <style:text-properties style:font-name="Arial1" fo:font-size="10pt" fo:language="en" fo:country="US" style:font-size-asian="10pt" style:font-name-complex="Arial2"/>
    </style:style>
    <style:style style:name="MP3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0.309cm"/>
          <style:tab-stop style:position="4.489cm" style:type="right"/>
        </style:tab-stops>
      </style:paragraph-properties>
    </style:style>
    <style:style style:name="MP4" style:family="paragraph" style:parent-style-name="Standard">
      <style:paragraph-properties loext:contextual-spacing="false" fo:margin-top="0cm" fo:margin-bottom="0cm" fo:line-height="100%">
        <style:tab-stops>
          <style:tab-stop style:position="2.619cm" style:type="right"/>
        </style:tab-stops>
      </style:paragraph-properties>
      <style:text-properties style:font-name="Arial1" fo:font-size="10pt" style:text-underline-style="solid" style:text-underline-width="auto" style:text-underline-color="font-color" style:font-size-asian="10pt" style:font-name-complex="Arial2"/>
    </style:style>
    <style:style style:name="MP5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0.148cm"/>
          <style:tab-stop style:position="2.383cm" style:type="right"/>
        </style:tab-stops>
      </style:paragraph-properties>
      <style:text-properties style:font-name="Arial1" fo:font-size="9pt" fo:language="en" fo:country="US" style:text-underline-style="solid" style:text-underline-width="auto" style:text-underline-color="font-color" fo:font-weight="normal" style:font-size-asian="9pt" style:font-weight-asian="normal" style:font-name-complex="Arial2" style:font-size-complex="9pt" style:font-weight-complex="normal"/>
    </style:style>
    <style:style style:name="MP6" style:family="paragraph" style:parent-style-name="Standard">
      <style:paragraph-properties fo:text-align="center" style:justify-single-word="false"/>
    </style:style>
    <style:style style:name="MT1" style:family="text">
      <style:text-properties style:font-name="Arial1" fo:font-size="10pt" style:text-underline-style="solid" style:text-underline-width="auto" style:text-underline-color="font-color" style:font-size-asian="10pt" style:font-name-complex="Arial2"/>
    </style:style>
    <style:style style:name="MT2" style:family="text">
      <style:text-properties fo:color="#000000" style:font-name="Arial1" fo:font-size="10pt" fo:language="en" fo:country="US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пр1" style:page-layout-name="Mpm1"/>
    <style:master-page style:name="пр2" style:page-layout-name="Mpm1"/>
    <style:master-page style:name="пр1_28_посл_29_" style:display-name="пр1(посл)" style:page-layout-name="Mpm2">
      <style:footer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D"/>
          <table:table-column table:style-name="Таблица8.E"/>
          <table:table-column table:style-name="Таблица8.F"/>
          <table:table-column table:style-name="Таблица8.G"/>
          <table:table-row table:style-name="Таблица8.1">
            <table:table-cell table:style-name="Таблица8.A1" office:value-type="string">
              <text:p text:style-name="MP1">М.П.</text:p>
              <text:p text:style-name="MP1">L.S.</text:p>
            </table:table-cell>
            <table:table-cell table:style-name="Таблица8.A1" office:value-type="string">
              <text:p text:style-name="MP2">Ф.И.О.</text:p>
              <text:p text:style-name="MP2">Name</text:p>
            </table:table-cell>
            <table:table-cell table:style-name="Таблица8.C1" office:value-type="string">
              <text:p text:style-name="MP3"><text:span text:style-name="MT1"><text:tab/></text:span><text:span text:style-name="MT2">${Custom.firstUser}</text:span><text:span text:style-name="MT1"><text:tab/></text:span></text:p>
            </table:table-cell>
            <table:table-cell table:style-name="Таблица8.A1" office:value-type="string">
              <text:p text:style-name="MP2">Подпись</text:p>
              <text:p text:style-name="MP2">Signature</text:p>
            </table:table-cell>
            <table:table-cell table:style-name="Таблица8.C1" office:value-type="string">
              <text:p text:style-name="MP4"><text:tab/></text:p>
            </table:table-cell>
            <table:table-cell table:style-name="Таблица8.A1" office:value-type="string">
              <text:p text:style-name="MP2">Дата</text:p>
              <text:p text:style-name="MP2">Date</text:p>
            </table:table-cell>
            <table:table-cell table:style-name="Таблица8.C1" office:value-type="string">
              <text:p text:style-name="MP5">${Custom.curDate}</text:p>
            </table:table-cell>
          </table:table-row>
        </table:table>
        <text:p text:style-name="MP6"><text:page-number text:select-page="current">1</text:page-number>/<text:bookmark-ref text:ref-name="пр1">Ошибка: источник перёкрестной ссылки не найден</text:bookmark-ref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02T17:01:17.483000000</meta:creation-date>
    <dc:date>2015-07-14T11:21:28.87</dc:date>
    <meta:editing-duration>PT54M48S</meta:editing-duration>
    <meta:editing-cycles>14</meta:editing-cycles>
    <meta:generator>OpenOffice.org/3.3$Win32 OpenOffice.org_project/330m20$Build-9567</meta:generator>
    <meta:document-statistic meta:table-count="2" meta:image-count="0" meta:object-count="0" meta:page-count="1" meta:paragraph-count="24" meta:word-count="29" meta:character-count="244"/>
  </office:meta>
</office:document-meta>
</file>